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6783in"/>
    </style:style>
    <style:style style:name="co8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21">
      <style:table-cell-properties fo:background-color="#ffff99"/>
    </style:style>
    <style:style style:name="ce18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2" table:number-columns-repeated="9" table:default-cell-style-name="ce7"/>
        <table:table-column table:style-name="co3" table:default-cell-style-name="ce11"/>
        <table:table-column table:style-name="co4" table:default-cell-style-name="ce14"/>
        <table:table-column table:style-name="co2" table:number-columns-repeated="2" table:default-cell-style-name="ce7"/>
        <table:table-column table:style-name="co2" table:default-cell-style-name="Default"/>
        <table:table-column table:style-name="co3" table:default-cell-style-name="ce11"/>
        <table:table-column table:style-name="co4" table:default-cell-style-name="ce14"/>
        <table:table-column table:style-name="co2" table:number-columns-repeated="3" table:default-cell-style-name="Default"/>
        <table:table-column table:style-name="co2" table:default-cell-style-name="ce17"/>
        <table:table-column table:style-name="co4" table:default-cell-style-name="ce14"/>
        <table:table-column table:style-name="co2" table:number-columns-repeated="2" table:default-cell-style-name="ce7"/>
        <table:table-column table:style-name="co2" table:default-cell-style-name="ce17"/>
        <table:table-column table:style-name="co4" table:default-cell-style-name="ce14"/>
        <table:table-column table:style-name="co5" table:default-cell-style-name="ce20"/>
        <table:table-column table:style-name="co6" table:number-columns-repeated="2" table:default-cell-style-name="ce9"/>
        <table:table-column table:style-name="co6" table:default-cell-style-name="Default"/>
        <table:table-column table:style-name="co7" table:default-cell-style-name="Default"/>
        <table:table-column table:style-name="co4" table:default-cell-style-name="ce14"/>
        <table:table-column table:style-name="co6" table:default-cell-style-name="ce24"/>
        <table:table-column table:style-name="co8" table:default-cell-style-name="ce27"/>
        <table:table-column table:style-name="co4" table:default-cell-style-name="ce14"/>
        <table:table-column table:style-name="co6" table:default-cell-style-name="ce24"/>
        <table:table-column table:style-name="co2" table:default-cell-style-name="ce29"/>
        <table:table-column table:style-name="co4" table:default-cell-style-name="ce14"/>
        <table:table-column table:style-name="co6" table:default-cell-style-name="ce24"/>
        <table:table-column table:style-name="co8" table:default-cell-style-name="ce27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6" office:value-type="string" calcext:value-type="string">
            <text:p>L2</text:p>
          </table:table-cell>
          <table:table-cell table:style-name="ce6" office:value-type="string" calcext:value-type="string">
            <text:p>L3</text:p>
          </table:table-cell>
          <table:table-cell table:style-name="ce6" office:value-type="string" calcext:value-type="string">
            <text:p>L4</text:p>
          </table:table-cell>
          <table:table-cell table:style-name="ce6" office:value-type="string" calcext:value-type="string">
            <text:p>L5</text:p>
          </table:table-cell>
          <table:table-cell table:style-name="ce6" office:value-type="string" calcext:value-type="string">
            <text:p>L6</text:p>
          </table:table-cell>
          <table:table-cell table:style-name="ce6" office:value-type="string" calcext:value-type="string">
            <text:p>L7</text:p>
          </table:table-cell>
          <table:table-cell table:style-name="ce6" office:value-type="string" calcext:value-type="string">
            <text:p>L8</text:p>
          </table:table-cell>
          <table:table-cell table:style-name="ce6" office:value-type="string" calcext:value-type="string">
            <text:p>L9</text:p>
          </table:table-cell>
          <table:table-cell table:style-name="ce6" office:value-type="string" calcext:value-type="string">
            <text:p>L10</text:p>
          </table:table-cell>
          <table:table-cell office:value-type="string" calcext:value-type="string">
            <text:p>Lab Final</text:p>
          </table:table-cell>
          <table:table-cell table:style-name="ce13"/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E2</text:p>
          </table:table-cell>
          <table:table-cell table:style-name="ce15" office:value-type="string" calcext:value-type="string">
            <text:p>E3</text:p>
          </table:table-cell>
          <table:table-cell office:value-type="string" calcext:value-type="string">
            <text:p>Exam Final</text:p>
          </table:table-cell>
          <table:table-cell table:style-name="ce13"/>
          <table:table-cell table:style-name="ce15" office:value-type="string" calcext:value-type="string">
            <text:p>CP1</text:p>
          </table:table-cell>
          <table:table-cell table:style-name="ce15" office:value-type="string" calcext:value-type="string">
            <text:p>CP2</text:p>
          </table:table-cell>
          <table:table-cell table:style-name="ce15" office:value-type="string" calcext:value-type="string">
            <text:p>IM</text:p>
          </table:table-cell>
          <table:table-cell table:style-name="ce11" office:value-type="string" calcext:value-type="string">
            <text:p>CP Final</text:p>
          </table:table-cell>
          <table:table-cell table:style-name="ce13"/>
          <table:table-cell table:style-name="ce6" office:value-type="string" calcext:value-type="string">
            <text:p>FPD</text:p>
          </table:table-cell>
          <table:table-cell table:style-name="ce6" office:value-type="string" calcext:value-type="string">
            <text:p>FPR</text:p>
          </table:table-cell>
          <table:table-cell table:style-name="ce18" office:value-type="string" calcext:value-type="string">
            <text:p>FP Final</text:p>
          </table:table-cell>
          <table:table-cell table:style-name="ce13"/>
          <table:table-cell table:style-name="ce19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office:value-type="string" calcext:value-type="string">
            <text:p>Submitted Grade</text:p>
          </table:table-cell>
          <table:table-cell table:style-name="ce9" office:value-type="string" calcext:value-type="string">
            <text:p>Final GPA</text:p>
          </table:table-cell>
          <table:table-cell table:style-name="ce22" office:value-type="string" calcext:value-type="string">
            <text:p>Final Submitted GPA</text:p>
          </table:table-cell>
          <table:table-cell table:style-name="ce13"/>
          <table:table-cell table:style-name="ce23" office:value-type="string" calcext:value-type="string">
            <text:p>Letter Grade</text:p>
          </table:table-cell>
          <table:table-cell table:style-name="ce26" office:value-type="string" calcext:value-type="string">
            <text:p>Numerical Grade</text:p>
          </table:table-cell>
          <table:table-cell table:style-name="ce13"/>
          <table:table-cell table:style-name="ce23" office:value-type="string" calcext:value-type="string">
            <text:p>Letter Grade</text:p>
          </table:table-cell>
          <table:table-cell table:style-name="ce28" office:value-type="string" calcext:value-type="string">
            <text:p>GPA </text:p>
          </table:table-cell>
          <table:table-cell table:style-name="ce13"/>
          <table:table-cell table:style-name="ce23"/>
          <table:table-cell table:style-name="ce26"/>
          <table:table-cell table:style-name="ce15" table:number-columns-repeated="979"/>
        </table:table-row>
        <table:table-row table:style-name="ro1">
          <table:table-cell table:style-name="ce2" office:value-type="string" calcext:value-type="string">
            <text:p>Madeline Beck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style-name="ce7" office:value-type="float" office:value="87" calcext:value-type="float">
            <text:p>87</text:p>
          </table:table-cell>
          <table:table-cell table:style-name="ce16" table:formula="of:=(([.N2] / 50)*0.15 + ([.O2] / 50)*0.15 + ([.P2] / 100)*0.2)" office:value-type="float" office:value="0.438" calcext:value-type="float">
            <text:p>0.43800</text:p>
          </table:table-cell>
          <table:table-cell/>
          <table:table-cell table:style-name="ce7" table:number-columns-repeated="3"/>
          <table:table-cell table:style-name="ce16" table:formula="of:=( ((SUM(VLOOKUP([.S2]; [.$AH$2:.$AI$14]; 2; 0);  SUM(VLOOKUP([.T2]; [.$AH$2:.$AI$14]; 2; 0) ))) + ([.U2])  ) / (100 + 100 + 30)) * 0.05" office:value-type="string" office:string-value="" calcext:value-type="error">
            <text:p>#N/A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style-name="ce16" table:formula="of:=(SUM(VLOOKUP([.X2]; [.$AH$2:.$AI$14]; 2; 0); VLOOKUP([.Y2]; [.$AH$2:.$AI$14]; 2; 0))) / 200 * 0.15" office:value-type="float" office:value="0.129" calcext:value-type="float">
            <text:p>0.12900</text:p>
          </table:table-cell>
          <table:table-cell/>
          <table:table-cell table:style-name="ce19" table:formula="of:=[.L2] + [.Q2] + [.V2] + [.Z2]" office:value-type="string" office:string-value="" calcext:value-type="error">
            <text:p>#N/A</text:p>
          </table:table-cell>
          <table:table-cell table:style-name="ce21" table:formula="of:=IF([.AB2]&gt;=0.9875;&quot;A+&quot;;  IF([.AB2]&gt;=0.94; &quot;A&quot;; IF([.AB2]&gt;=0.9; &quot;A-&quot;; IF([.AB2]&gt;=0.87; &quot;B+&quot;; IF([.AB2]&gt;=0.84;&quot;B&quot;; IF([.AB2]&gt;=0.8; &quot;B-&quot;; IF([.AB2]&gt;=0.77; &quot;C+&quot;; IF([.AB2]&gt;=0.74;&quot;C&quot;; IF([.AB2]&gt;=0.7; &quot;C-&quot;; IF([.AB2]&gt;=0.67; &quot;D+&quot;; IF([.AB2]&gt;=0.64;&quot;D&quot;; IF([.AB2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2]; [.$AK$2:.$AL$13]; 2; 0)" office:value-type="string" office:string-value="" calcext:value-type="error">
            <text:p>#N/A</text:p>
          </table:table-cell>
          <table:table-cell table:style-name="ce9" table:formula="of:=VLOOKUP([.AD2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essie Brack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77" calcext:value-type="float">
            <text:p>77</text:p>
          </table:table-cell>
          <table:table-cell table:style-name="ce16" table:formula="of:=(([.N3] / 50)*0.15 + ([.O3] / 50)*0.15 + ([.P3] / 100)*0.2)" office:value-type="float" office:value="0.382" calcext:value-type="float">
            <text:p>0.38200</text:p>
          </table:table-cell>
          <table:table-cell/>
          <table:table-cell table:style-name="ce7" table:number-columns-repeated="3"/>
          <table:table-cell table:style-name="ce16" table:formula="of:=( ((SUM(VLOOKUP([.S3]; [.$AH$2:.$AI$14]; 2; 0);  SUM(VLOOKUP([.T3]; [.$AH$2:.$AI$14]; 2; 0) ))) + ([.U3])  ) / (100 + 100 + 30)) * 0.05" office:value-type="string" office:string-value="" calcext:value-type="error">
            <text:p>#N/A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style-name="ce16" table:formula="of:=(SUM(VLOOKUP([.X3]; [.$AH$2:.$AI$14]; 2; 0); VLOOKUP([.Y3]; [.$AH$2:.$AI$14]; 2; 0))) / 200 * 0.15" office:value-type="float" office:value="0.129" calcext:value-type="float">
            <text:p>0.12900</text:p>
          </table:table-cell>
          <table:table-cell/>
          <table:table-cell table:style-name="ce19" table:formula="of:=[.L3] + [.Q3] + [.V3] + [.Z3]" office:value-type="string" office:string-value="" calcext:value-type="error">
            <text:p>#N/A</text:p>
          </table:table-cell>
          <table:table-cell table:style-name="ce21" table:formula="of:=IF([.AB3]&gt;=0.9875;&quot;A+&quot;;  IF([.AB3]&gt;=0.94; &quot;A&quot;; IF([.AB3]&gt;=0.9; &quot;A-&quot;; IF([.AB3]&gt;=0.87; &quot;B+&quot;; IF([.AB3]&gt;=0.84;&quot;B&quot;; IF([.AB3]&gt;=0.8; &quot;B-&quot;; IF([.AB3]&gt;=0.77; &quot;C+&quot;; IF([.AB3]&gt;=0.74;&quot;C&quot;; IF([.AB3]&gt;=0.7; &quot;C-&quot;; IF([.AB3]&gt;=0.67; &quot;D+&quot;; IF([.AB3]&gt;=0.64;&quot;D&quot;; IF([.AB3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3]; [.$AK$2:.$AL$13]; 2; 0)" office:value-type="string" office:string-value="" calcext:value-type="error">
            <text:p>#N/A</text:p>
          </table:table-cell>
          <table:table-cell table:style-name="ce9" table:formula="of:=VLOOKUP([.AD3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 Brya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7" office:value-type="float" office:value="63" calcext:value-type="float">
            <text:p>63</text:p>
          </table:table-cell>
          <table:table-cell table:style-name="ce16" table:formula="of:=(([.N4] / 50)*0.15 + ([.O4] / 50)*0.15 + ([.P4] / 100)*0.2)" office:value-type="float" office:value="0.339" calcext:value-type="float">
            <text:p>0.33900</text:p>
          </table:table-cell>
          <table:table-cell/>
          <table:table-cell table:style-name="ce7" table:number-columns-repeated="3"/>
          <table:table-cell table:style-name="ce16" table:formula="of:=( ((SUM(VLOOKUP([.S4]; [.$AH$2:.$AI$14]; 2; 0);  SUM(VLOOKUP([.T4]; [.$AH$2:.$AI$14]; 2; 0) ))) + ([.U4])  ) / (100 + 100 + 30)) * 0.05" office:value-type="string" office:string-value="" calcext:value-type="error">
            <text:p>#N/A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X4]; [.$AH$2:.$AI$14]; 2; 0); VLOOKUP([.Y4]; [.$AH$2:.$AI$14]; 2; 0))) / 200 * 0.15" office:value-type="float" office:value="0.1395" calcext:value-type="float">
            <text:p>0.13950</text:p>
          </table:table-cell>
          <table:table-cell/>
          <table:table-cell table:style-name="ce19" table:formula="of:=[.L4] + [.Q4] + [.V4] + [.Z4]" office:value-type="string" office:string-value="" calcext:value-type="error">
            <text:p>#N/A</text:p>
          </table:table-cell>
          <table:table-cell table:style-name="ce21" table:formula="of:=IF([.AB4]&gt;=0.9875;&quot;A+&quot;;  IF([.AB4]&gt;=0.94; &quot;A&quot;; IF([.AB4]&gt;=0.9; &quot;A-&quot;; IF([.AB4]&gt;=0.87; &quot;B+&quot;; IF([.AB4]&gt;=0.84;&quot;B&quot;; IF([.AB4]&gt;=0.8; &quot;B-&quot;; IF([.AB4]&gt;=0.77; &quot;C+&quot;; IF([.AB4]&gt;=0.74;&quot;C&quot;; IF([.AB4]&gt;=0.7; &quot;C-&quot;; IF([.AB4]&gt;=0.67; &quot;D+&quot;; IF([.AB4]&gt;=0.64;&quot;D&quot;; IF([.AB4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4]; [.$AK$2:.$AL$13]; 2; 0)" office:value-type="string" office:string-value="" calcext:value-type="error">
            <text:p>#N/A</text:p>
          </table:table-cell>
          <table:table-cell table:style-name="ce9" table:formula="of:=VLOOKUP([.AD4]; [.$AK$2:.$AL$13]; 2; 0)" office:value-type="string" office:string-value="" calcext:value-type="error">
            <text:p>#N/A</text:p>
          </table:table-cell>
          <table:table-cell/>
          <table:table-cell table:style-name="Default"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table:style-name="Default" office:value-type="string" calcext:value-type="string">
            <text:p>B+</text:p>
          </table:table-cell>
          <table:table-cell table:style-name="ce27"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Allison Cab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style-name="ce7" office:value-type="float" office:value="90" calcext:value-type="float">
            <text:p>90</text:p>
          </table:table-cell>
          <table:table-cell table:style-name="ce16" table:formula="of:=(([.N5] / 50)*0.15 + ([.O5] / 50)*0.15 + ([.P5] / 100)*0.2)" office:value-type="float" office:value="0.45" calcext:value-type="float">
            <text:p>0.45000</text:p>
          </table:table-cell>
          <table:table-cell/>
          <table:table-cell table:style-name="ce7" table:number-columns-repeated="3"/>
          <table:table-cell table:style-name="ce16" table:formula="of:=( ((SUM(VLOOKUP([.S5]; [.$AH$2:.$AI$14]; 2; 0);  SUM(VLOOKUP([.T5]; [.$AH$2:.$AI$14]; 2; 0) ))) + ([.U5])  ) / (100 + 100 + 30)) * 0.05" office:value-type="string" office:string-value="" calcext:value-type="error">
            <text:p>#N/A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style-name="ce16" table:formula="of:=(SUM(VLOOKUP([.X5]; [.$AH$2:.$AI$14]; 2; 0); VLOOKUP([.Y5]; [.$AH$2:.$AI$14]; 2; 0))) / 200 * 0.15" office:value-type="float" office:value="0.129" calcext:value-type="float">
            <text:p>0.12900</text:p>
          </table:table-cell>
          <table:table-cell/>
          <table:table-cell table:style-name="ce19" table:formula="of:=[.L5] + [.Q5] + [.V5] + [.Z5]" office:value-type="string" office:string-value="" calcext:value-type="error">
            <text:p>#N/A</text:p>
          </table:table-cell>
          <table:table-cell table:style-name="ce21" table:formula="of:=IF([.AB5]&gt;=0.9875;&quot;A+&quot;;  IF([.AB5]&gt;=0.94; &quot;A&quot;; IF([.AB5]&gt;=0.9; &quot;A-&quot;; IF([.AB5]&gt;=0.87; &quot;B+&quot;; IF([.AB5]&gt;=0.84;&quot;B&quot;; IF([.AB5]&gt;=0.8; &quot;B-&quot;; IF([.AB5]&gt;=0.77; &quot;C+&quot;; IF([.AB5]&gt;=0.74;&quot;C&quot;; IF([.AB5]&gt;=0.7; &quot;C-&quot;; IF([.AB5]&gt;=0.67; &quot;D+&quot;; IF([.AB5]&gt;=0.64;&quot;D&quot;; IF([.AB5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5]; [.$AK$2:.$AL$13]; 2; 0)" office:value-type="string" office:string-value="" calcext:value-type="error">
            <text:p>#N/A</text:p>
          </table:table-cell>
          <table:table-cell table:style-name="ce9" table:formula="of:=VLOOKUP([.AD5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Michael Camara</text:p>
          </table:table-cell>
          <table:table-cell table:number-columns-repeated="3" office:value-type="string" calcext:value-type="string">
            <text:p>A</text:p>
          </table:table-cell>
          <table:table-cell table:style-name="ce5" office:value-type="string" calcext:value-type="string">
            <text:p>A+</text:p>
          </table:table-cell>
          <table:table-cell table:number-columns-repeated="2"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table:style-name="ce7" office:value-type="float" office:value="97" calcext:value-type="float">
            <text:p>97</text:p>
          </table:table-cell>
          <table:table-cell table:style-name="ce16" table:formula="of:=(([.N6] / 50)*0.15 + ([.O6] / 50)*0.15 + ([.P6] / 100)*0.2)" office:value-type="float" office:value="0.482" calcext:value-type="float">
            <text:p>0.48200</text:p>
          </table:table-cell>
          <table:table-cell/>
          <table:table-cell table:style-name="ce7" table:number-columns-repeated="3"/>
          <table:table-cell table:style-name="ce16" table:formula="of:=( ((SUM(VLOOKUP([.S6]; [.$AH$2:.$AI$14]; 2; 0);  SUM(VLOOKUP([.T6]; [.$AH$2:.$AI$14]; 2; 0) ))) + ([.U6])  ) / (100 + 100 + 30)) * 0.05" office:value-type="string" office:string-value="" calcext:value-type="error">
            <text:p>#N/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X6]; [.$AH$2:.$AI$14]; 2; 0); VLOOKUP([.Y6]; [.$AH$2:.$AI$14]; 2; 0))) / 200 * 0.15" office:value-type="float" office:value="0.144" calcext:value-type="float">
            <text:p>0.14400</text:p>
          </table:table-cell>
          <table:table-cell/>
          <table:table-cell table:style-name="ce19" table:formula="of:=[.L6] + [.Q6] + [.V6] + [.Z6]" office:value-type="string" office:string-value="" calcext:value-type="error">
            <text:p>#N/A</text:p>
          </table:table-cell>
          <table:table-cell table:style-name="ce21" table:formula="of:=IF([.AB6]&gt;=0.9875;&quot;A+&quot;;  IF([.AB6]&gt;=0.94; &quot;A&quot;; IF([.AB6]&gt;=0.9; &quot;A-&quot;; IF([.AB6]&gt;=0.87; &quot;B+&quot;; IF([.AB6]&gt;=0.84;&quot;B&quot;; IF([.AB6]&gt;=0.8; &quot;B-&quot;; IF([.AB6]&gt;=0.77; &quot;C+&quot;; IF([.AB6]&gt;=0.74;&quot;C&quot;; IF([.AB6]&gt;=0.7; &quot;C-&quot;; IF([.AB6]&gt;=0.67; &quot;D+&quot;; IF([.AB6]&gt;=0.64;&quot;D&quot;; IF([.AB6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6]; [.$AK$2:.$AL$13]; 2; 0)" office:value-type="string" office:string-value="" calcext:value-type="error">
            <text:p>#N/A</text:p>
          </table:table-cell>
          <table:table-cell table:style-name="ce9" table:formula="of:=VLOOKUP([.AD6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ebecca Dilla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93" calcext:value-type="float">
            <text:p>93</text:p>
          </table:table-cell>
          <table:table-cell table:style-name="ce16" table:formula="of:=(([.N7] / 50)*0.15 + ([.O7] / 50)*0.15 + ([.P7] / 100)*0.2)" office:value-type="float" office:value="0.462" calcext:value-type="float">
            <text:p>0.46200</text:p>
          </table:table-cell>
          <table:table-cell/>
          <table:table-cell table:style-name="ce7" table:number-columns-repeated="3"/>
          <table:table-cell table:style-name="ce16" table:formula="of:=( ((SUM(VLOOKUP([.S7]; [.$AH$2:.$AI$14]; 2; 0);  SUM(VLOOKUP([.T7]; [.$AH$2:.$AI$14]; 2; 0) ))) + ([.U7])  ) / (100 + 100 + 30)) * 0.05" office:value-type="string" office:string-value="" calcext:value-type="error">
            <text:p>#N/A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X7]; [.$AH$2:.$AI$14]; 2; 0); VLOOKUP([.Y7]; [.$AH$2:.$AI$14]; 2; 0))) / 200 * 0.15" office:value-type="float" office:value="0.1395" calcext:value-type="float">
            <text:p>0.13950</text:p>
          </table:table-cell>
          <table:table-cell/>
          <table:table-cell table:style-name="ce19" table:formula="of:=[.L7] + [.Q7] + [.V7] + [.Z7]" office:value-type="string" office:string-value="" calcext:value-type="error">
            <text:p>#N/A</text:p>
          </table:table-cell>
          <table:table-cell table:style-name="ce21" table:formula="of:=IF([.AB7]&gt;=0.9875;&quot;A+&quot;;  IF([.AB7]&gt;=0.94; &quot;A&quot;; IF([.AB7]&gt;=0.9; &quot;A-&quot;; IF([.AB7]&gt;=0.87; &quot;B+&quot;; IF([.AB7]&gt;=0.84;&quot;B&quot;; IF([.AB7]&gt;=0.8; &quot;B-&quot;; IF([.AB7]&gt;=0.77; &quot;C+&quot;; IF([.AB7]&gt;=0.74;&quot;C&quot;; IF([.AB7]&gt;=0.7; &quot;C-&quot;; IF([.AB7]&gt;=0.67; &quot;D+&quot;; IF([.AB7]&gt;=0.64;&quot;D&quot;; IF([.AB7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7]; [.$AK$2:.$AL$13]; 2; 0)" office:value-type="string" office:string-value="" calcext:value-type="error">
            <text:p>#N/A</text:p>
          </table:table-cell>
          <table:table-cell table:style-name="ce9" table:formula="of:=VLOOKUP([.AD7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88" calcext:value-type="float">
            <text:p>88</text:p>
          </table:table-cell>
          <table:table-cell table:style-name="ce16" table:formula="of:=(([.N8] / 50)*0.15 + ([.O8] / 50)*0.15 + ([.P8] / 100)*0.2)" office:value-type="float" office:value="0.452" calcext:value-type="float">
            <text:p>0.45200</text:p>
          </table:table-cell>
          <table:table-cell/>
          <table:table-cell table:style-name="ce7" table:number-columns-repeated="3"/>
          <table:table-cell table:style-name="ce16" table:formula="of:=( ((SUM(VLOOKUP([.S8]; [.$AH$2:.$AI$14]; 2; 0);  SUM(VLOOKUP([.T8]; [.$AH$2:.$AI$14]; 2; 0) ))) + ([.U8])  ) / (100 + 100 + 30)) * 0.05" office:value-type="string" office:string-value="" calcext:value-type="error">
            <text:p>#N/A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style-name="ce16" table:formula="of:=(SUM(VLOOKUP([.X8]; [.$AH$2:.$AI$14]; 2; 0); VLOOKUP([.Y8]; [.$AH$2:.$AI$14]; 2; 0))) / 200 * 0.15" office:value-type="float" office:value="0.129" calcext:value-type="float">
            <text:p>0.12900</text:p>
          </table:table-cell>
          <table:table-cell/>
          <table:table-cell table:style-name="ce19" table:formula="of:=[.L8] + [.Q8] + [.V8] + [.Z8]" office:value-type="string" office:string-value="" calcext:value-type="error">
            <text:p>#N/A</text:p>
          </table:table-cell>
          <table:table-cell table:style-name="ce21" table:formula="of:=IF([.AB8]&gt;=0.9875;&quot;A+&quot;;  IF([.AB8]&gt;=0.94; &quot;A&quot;; IF([.AB8]&gt;=0.9; &quot;A-&quot;; IF([.AB8]&gt;=0.87; &quot;B+&quot;; IF([.AB8]&gt;=0.84;&quot;B&quot;; IF([.AB8]&gt;=0.8; &quot;B-&quot;; IF([.AB8]&gt;=0.77; &quot;C+&quot;; IF([.AB8]&gt;=0.74;&quot;C&quot;; IF([.AB8]&gt;=0.7; &quot;C-&quot;; IF([.AB8]&gt;=0.67; &quot;D+&quot;; IF([.AB8]&gt;=0.64;&quot;D&quot;; IF([.AB8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8]; [.$AK$2:.$AL$13]; 2; 0)" office:value-type="string" office:string-value="" calcext:value-type="error">
            <text:p>#N/A</text:p>
          </table:table-cell>
          <table:table-cell table:style-name="ce9" table:formula="of:=VLOOKUP([.AD8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rah Guillaume</text:p>
          </table:table-cell>
          <table:table-cell table:number-columns-repeated="3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-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table:style-name="ce7" office:value-type="float" office:value="82" calcext:value-type="float">
            <text:p>82</text:p>
          </table:table-cell>
          <table:table-cell table:style-name="ce16" table:formula="of:=(([.N9] / 50)*0.15 + ([.O9] / 50)*0.15 + ([.P9] / 100)*0.2)" office:value-type="float" office:value="0.44" calcext:value-type="float">
            <text:p>0.44000</text:p>
          </table:table-cell>
          <table:table-cell/>
          <table:table-cell table:style-name="ce7" table:number-columns-repeated="3"/>
          <table:table-cell table:style-name="ce16" table:formula="of:=( ((SUM(VLOOKUP([.S9]; [.$AH$2:.$AI$14]; 2; 0);  SUM(VLOOKUP([.T9]; [.$AH$2:.$AI$14]; 2; 0) ))) + ([.U9])  ) / (100 + 100 + 30)) * 0.05" office:value-type="string" office:string-value="" calcext:value-type="error">
            <text:p>#N/A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X9]; [.$AH$2:.$AI$14]; 2; 0); VLOOKUP([.Y9]; [.$AH$2:.$AI$14]; 2; 0))) / 200 * 0.15" office:value-type="float" office:value="0.1395" calcext:value-type="float">
            <text:p>0.13950</text:p>
          </table:table-cell>
          <table:table-cell/>
          <table:table-cell table:style-name="ce19" table:formula="of:=[.L9] + [.Q9] + [.V9] + [.Z9]" office:value-type="string" office:string-value="" calcext:value-type="error">
            <text:p>#N/A</text:p>
          </table:table-cell>
          <table:table-cell table:style-name="ce21" table:formula="of:=IF([.AB9]&gt;=0.9875;&quot;A+&quot;;  IF([.AB9]&gt;=0.94; &quot;A&quot;; IF([.AB9]&gt;=0.9; &quot;A-&quot;; IF([.AB9]&gt;=0.87; &quot;B+&quot;; IF([.AB9]&gt;=0.84;&quot;B&quot;; IF([.AB9]&gt;=0.8; &quot;B-&quot;; IF([.AB9]&gt;=0.77; &quot;C+&quot;; IF([.AB9]&gt;=0.74;&quot;C&quot;; IF([.AB9]&gt;=0.7; &quot;C-&quot;; IF([.AB9]&gt;=0.67; &quot;D+&quot;; IF([.AB9]&gt;=0.64;&quot;D&quot;; IF([.AB9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9]; [.$AK$2:.$AL$13]; 2; 0)" office:value-type="string" office:string-value="" calcext:value-type="error">
            <text:p>#N/A</text:p>
          </table:table-cell>
          <table:table-cell table:style-name="ce9" table:formula="of:=VLOOKUP([.AD9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yodele Hamilton</text:p>
          </table:table-cell>
          <table:table-cell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B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69" calcext:value-type="float">
            <text:p>69</text:p>
          </table:table-cell>
          <table:table-cell table:style-name="ce16" table:formula="of:=(([.N10] / 50)*0.15 + ([.O10] / 50)*0.15 + ([.P10] / 100)*0.2)" office:value-type="float" office:value="0.372" calcext:value-type="float">
            <text:p>0.37200</text:p>
          </table:table-cell>
          <table:table-cell/>
          <table:table-cell table:style-name="ce7" table:number-columns-repeated="3"/>
          <table:table-cell table:style-name="ce16" table:formula="of:=( ((SUM(VLOOKUP([.S10]; [.$AH$2:.$AI$14]; 2; 0);  SUM(VLOOKUP([.T10]; [.$AH$2:.$AI$14]; 2; 0) ))) + ([.U10])  ) / (100 + 100 + 30)) * 0.05" office:value-type="string" office:string-value="" calcext:value-type="error">
            <text:p>#N/A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X10]; [.$AH$2:.$AI$14]; 2; 0); VLOOKUP([.Y10]; [.$AH$2:.$AI$14]; 2; 0))) / 200 * 0.15" office:value-type="float" office:value="0.1395" calcext:value-type="float">
            <text:p>0.13950</text:p>
          </table:table-cell>
          <table:table-cell/>
          <table:table-cell table:style-name="ce19" table:formula="of:=[.L10] + [.Q10] + [.V10] + [.Z10]" office:value-type="string" office:string-value="" calcext:value-type="error">
            <text:p>#N/A</text:p>
          </table:table-cell>
          <table:table-cell table:style-name="ce21" table:formula="of:=IF([.AB10]&gt;=0.9875;&quot;A+&quot;;  IF([.AB10]&gt;=0.94; &quot;A&quot;; IF([.AB10]&gt;=0.9; &quot;A-&quot;; IF([.AB10]&gt;=0.87; &quot;B+&quot;; IF([.AB10]&gt;=0.84;&quot;B&quot;; IF([.AB10]&gt;=0.8; &quot;B-&quot;; IF([.AB10]&gt;=0.77; &quot;C+&quot;; IF([.AB10]&gt;=0.74;&quot;C&quot;; IF([.AB10]&gt;=0.7; &quot;C-&quot;; IF([.AB10]&gt;=0.67; &quot;D+&quot;; IF([.AB10]&gt;=0.64;&quot;D&quot;; IF([.AB10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10]; [.$AK$2:.$AL$13]; 2; 0)" office:value-type="string" office:string-value="" calcext:value-type="error">
            <text:p>#N/A</text:p>
          </table:table-cell>
          <table:table-cell table:style-name="ce9" table:formula="of:=VLOOKUP([.AD10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Zachary Hud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B+</text:p>
          </table:table-cell>
          <table:table-cell office:value-type="string" calcext:value-type="string">
            <text:p>B+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style-name="ce7" office:value-type="float" office:value="80" calcext:value-type="float">
            <text:p>80</text:p>
          </table:table-cell>
          <table:table-cell table:style-name="ce16" table:formula="of:=(([.N11] / 50)*0.15 + ([.O11] / 50)*0.15 + ([.P11] / 100)*0.2)" office:value-type="float" office:value="0.385" calcext:value-type="float">
            <text:p>0.38500</text:p>
          </table:table-cell>
          <table:table-cell/>
          <table:table-cell table:style-name="ce7" table:number-columns-repeated="3"/>
          <table:table-cell table:style-name="ce16" table:formula="of:=( ((SUM(VLOOKUP([.S11]; [.$AH$2:.$AI$14]; 2; 0);  SUM(VLOOKUP([.T11]; [.$AH$2:.$AI$14]; 2; 0) ))) + ([.U11])  ) / (100 + 100 + 30)) * 0.05" office:value-type="string" office:string-value="" calcext:value-type="error">
            <text:p>#N/A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style-name="ce16" table:formula="of:=(SUM(VLOOKUP([.X11]; [.$AH$2:.$AI$14]; 2; 0); VLOOKUP([.Y11]; [.$AH$2:.$AI$14]; 2; 0))) / 200 * 0.15" office:value-type="float" office:value="0.129" calcext:value-type="float">
            <text:p>0.12900</text:p>
          </table:table-cell>
          <table:table-cell/>
          <table:table-cell table:style-name="ce19" table:formula="of:=[.L11] + [.Q11] + [.V11] + [.Z11]" office:value-type="string" office:string-value="" calcext:value-type="error">
            <text:p>#N/A</text:p>
          </table:table-cell>
          <table:table-cell table:style-name="ce21" table:formula="of:=IF([.AB11]&gt;=0.9875;&quot;A+&quot;;  IF([.AB11]&gt;=0.94; &quot;A&quot;; IF([.AB11]&gt;=0.9; &quot;A-&quot;; IF([.AB11]&gt;=0.87; &quot;B+&quot;; IF([.AB11]&gt;=0.84;&quot;B&quot;; IF([.AB11]&gt;=0.8; &quot;B-&quot;; IF([.AB11]&gt;=0.77; &quot;C+&quot;; IF([.AB11]&gt;=0.74;&quot;C&quot;; IF([.AB11]&gt;=0.7; &quot;C-&quot;; IF([.AB11]&gt;=0.67; &quot;D+&quot;; IF([.AB11]&gt;=0.64;&quot;D&quot;; IF([.AB11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11]; [.$AK$2:.$AL$13]; 2; 0)" office:value-type="string" office:string-value="" calcext:value-type="error">
            <text:p>#N/A</text:p>
          </table:table-cell>
          <table:table-cell table:style-name="ce9" table:formula="of:=VLOOKUP([.AD11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obert Jackelen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89" calcext:value-type="float">
            <text:p>89</text:p>
          </table:table-cell>
          <table:table-cell table:style-name="ce16" table:formula="of:=(([.N12] / 50)*0.15 + ([.O12] / 50)*0.15 + ([.P12] / 100)*0.2)" office:value-type="float" office:value="0.451" calcext:value-type="float">
            <text:p>0.45100</text:p>
          </table:table-cell>
          <table:table-cell/>
          <table:table-cell table:style-name="ce7" table:number-columns-repeated="3"/>
          <table:table-cell table:style-name="ce16" table:formula="of:=( ((SUM(VLOOKUP([.S12]; [.$AH$2:.$AI$14]; 2; 0);  SUM(VLOOKUP([.T12]; [.$AH$2:.$AI$14]; 2; 0) ))) + ([.U12])  ) / (100 + 100 + 30)) * 0.05" office:value-type="string" office:string-value="" calcext:value-type="error">
            <text:p>#N/A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style-name="ce16" table:formula="of:=(SUM(VLOOKUP([.X12]; [.$AH$2:.$AI$14]; 2; 0); VLOOKUP([.Y12]; [.$AH$2:.$AI$14]; 2; 0))) / 200 * 0.15" office:value-type="float" office:value="0.129" calcext:value-type="float">
            <text:p>0.12900</text:p>
          </table:table-cell>
          <table:table-cell/>
          <table:table-cell table:style-name="ce19" table:formula="of:=[.L12] + [.Q12] + [.V12] + [.Z12]" office:value-type="string" office:string-value="" calcext:value-type="error">
            <text:p>#N/A</text:p>
          </table:table-cell>
          <table:table-cell table:style-name="ce21" table:formula="of:=IF([.AB12]&gt;=0.9875;&quot;A+&quot;;  IF([.AB12]&gt;=0.94; &quot;A&quot;; IF([.AB12]&gt;=0.9; &quot;A-&quot;; IF([.AB12]&gt;=0.87; &quot;B+&quot;; IF([.AB12]&gt;=0.84;&quot;B&quot;; IF([.AB12]&gt;=0.8; &quot;B-&quot;; IF([.AB12]&gt;=0.77; &quot;C+&quot;; IF([.AB12]&gt;=0.74;&quot;C&quot;; IF([.AB12]&gt;=0.7; &quot;C-&quot;; IF([.AB12]&gt;=0.67; &quot;D+&quot;; IF([.AB12]&gt;=0.64;&quot;D&quot;; IF([.AB12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12]; [.$AK$2:.$AL$13]; 2; 0)" office:value-type="string" office:string-value="" calcext:value-type="error">
            <text:p>#N/A</text:p>
          </table:table-cell>
          <table:table-cell table:style-name="ce9" table:formula="of:=VLOOKUP([.AD12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revor Koon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C+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style-name="ce7" office:value-type="float" office:value="66" calcext:value-type="float">
            <text:p>66</text:p>
          </table:table-cell>
          <table:table-cell table:style-name="ce16" table:formula="of:=(([.N13] / 50)*0.15 + ([.O13] / 50)*0.15 + ([.P13] / 100)*0.2)" office:value-type="float" office:value="0.39" calcext:value-type="float">
            <text:p>0.39000</text:p>
          </table:table-cell>
          <table:table-cell/>
          <table:table-cell table:style-name="ce7" table:number-columns-repeated="3"/>
          <table:table-cell table:style-name="ce16" table:formula="of:=( ((SUM(VLOOKUP([.S13]; [.$AH$2:.$AI$14]; 2; 0);  SUM(VLOOKUP([.T13]; [.$AH$2:.$AI$14]; 2; 0) ))) + ([.U13])  ) / (100 + 100 + 30)) * 0.05" office:value-type="string" office:string-value="" calcext:value-type="error">
            <text:p>#N/A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style-name="ce16" table:formula="of:=(SUM(VLOOKUP([.X13]; [.$AH$2:.$AI$14]; 2; 0); VLOOKUP([.Y13]; [.$AH$2:.$AI$14]; 2; 0))) / 200 * 0.15" office:value-type="float" office:value="0.129" calcext:value-type="float">
            <text:p>0.12900</text:p>
          </table:table-cell>
          <table:table-cell/>
          <table:table-cell table:style-name="ce19" table:formula="of:=[.L13] + [.Q13] + [.V13] + [.Z13]" office:value-type="string" office:string-value="" calcext:value-type="error">
            <text:p>#N/A</text:p>
          </table:table-cell>
          <table:table-cell table:style-name="ce21" table:formula="of:=IF([.AB13]&gt;=0.9875;&quot;A+&quot;;  IF([.AB13]&gt;=0.94; &quot;A&quot;; IF([.AB13]&gt;=0.9; &quot;A-&quot;; IF([.AB13]&gt;=0.87; &quot;B+&quot;; IF([.AB13]&gt;=0.84;&quot;B&quot;; IF([.AB13]&gt;=0.8; &quot;B-&quot;; IF([.AB13]&gt;=0.77; &quot;C+&quot;; IF([.AB13]&gt;=0.74;&quot;C&quot;; IF([.AB13]&gt;=0.7; &quot;C-&quot;; IF([.AB13]&gt;=0.67; &quot;D+&quot;; IF([.AB13]&gt;=0.64;&quot;D&quot;; IF([.AB13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13]; [.$AK$2:.$AL$13]; 2; 0)" office:value-type="string" office:string-value="" calcext:value-type="error">
            <text:p>#N/A</text:p>
          </table:table-cell>
          <table:table-cell table:style-name="ce9" table:formula="of:=VLOOKUP([.AD13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ry Mill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76" calcext:value-type="float">
            <text:p>76</text:p>
          </table:table-cell>
          <table:table-cell table:style-name="ce16" table:formula="of:=(([.N14] / 50)*0.15 + ([.O14] / 50)*0.15 + ([.P14] / 100)*0.2)" office:value-type="float" office:value="0.416" calcext:value-type="float">
            <text:p>0.41600</text:p>
          </table:table-cell>
          <table:table-cell/>
          <table:table-cell table:style-name="ce7" table:number-columns-repeated="3"/>
          <table:table-cell table:style-name="ce16" table:formula="of:=( ((SUM(VLOOKUP([.S14]; [.$AH$2:.$AI$14]; 2; 0);  SUM(VLOOKUP([.T14]; [.$AH$2:.$AI$14]; 2; 0) ))) + ([.U14])  ) / (100 + 100 + 30)) * 0.05" office:value-type="string" office:string-value="" calcext:value-type="error">
            <text:p>#N/A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style-name="ce16" table:formula="of:=(SUM(VLOOKUP([.X14]; [.$AH$2:.$AI$14]; 2; 0); VLOOKUP([.Y14]; [.$AH$2:.$AI$14]; 2; 0))) / 200 * 0.15" office:value-type="float" office:value="0.129" calcext:value-type="float">
            <text:p>0.12900</text:p>
          </table:table-cell>
          <table:table-cell/>
          <table:table-cell table:style-name="ce19" table:formula="of:=[.L14] + [.Q14] + [.V14] + [.Z14]" office:value-type="string" office:string-value="" calcext:value-type="error">
            <text:p>#N/A</text:p>
          </table:table-cell>
          <table:table-cell table:style-name="ce21" table:formula="of:=IF([.AB14]&gt;=0.9875;&quot;A+&quot;;  IF([.AB14]&gt;=0.94; &quot;A&quot;; IF([.AB14]&gt;=0.9; &quot;A-&quot;; IF([.AB14]&gt;=0.87; &quot;B+&quot;; IF([.AB14]&gt;=0.84;&quot;B&quot;; IF([.AB14]&gt;=0.8; &quot;B-&quot;; IF([.AB14]&gt;=0.77; &quot;C+&quot;; IF([.AB14]&gt;=0.74;&quot;C&quot;; IF([.AB14]&gt;=0.7; &quot;C-&quot;; IF([.AB14]&gt;=0.67; &quot;D+&quot;; IF([.AB14]&gt;=0.64;&quot;D&quot;; IF([.AB14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14]; [.$AK$2:.$AL$13]; 2; 0)" office:value-type="string" office:string-value="" calcext:value-type="error">
            <text:p>#N/A</text:p>
          </table:table-cell>
          <table:table-cell table:style-name="ce9" table:formula="of:=VLOOKUP([.AD14]; [.$AK$2:.$AL$13]; 2; 0)" office:value-type="string" office:string-value="" calcext:value-type="error">
            <text:p>#N/A</text:p>
          </table:table-cell>
          <table:table-cell/>
          <table:table-cell table:style-name="ce25"/>
          <table:table-cell table:style-name="ce14"/>
          <table:table-cell/>
          <table:table-cell table:style-name="ce25"/>
          <table:table-cell table:style-name="ce30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table:style-name="ce2" office:value-type="string" calcext:value-type="string">
            <text:p>Izaak Miller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style-name="ce7" office:value-type="float" office:value="75" calcext:value-type="float">
            <text:p>75</text:p>
          </table:table-cell>
          <table:table-cell table:style-name="ce16" table:formula="of:=(([.N15] / 50)*0.15 + ([.O15] / 50)*0.15 + ([.P15] / 100)*0.2)" office:value-type="float" office:value="0.402" calcext:value-type="float">
            <text:p>0.40200</text:p>
          </table:table-cell>
          <table:table-cell/>
          <table:table-cell table:style-name="ce7" table:number-columns-repeated="3"/>
          <table:table-cell table:style-name="ce16" table:formula="of:=( ((SUM(VLOOKUP([.S15]; [.$AH$2:.$AI$14]; 2; 0);  SUM(VLOOKUP([.T15]; [.$AH$2:.$AI$14]; 2; 0) ))) + ([.U15])  ) / (100 + 100 + 30)) * 0.05" office:value-type="string" office:string-value="" calcext:value-type="error">
            <text:p>#N/A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style-name="ce16" table:formula="of:=(SUM(VLOOKUP([.X15]; [.$AH$2:.$AI$14]; 2; 0); VLOOKUP([.Y15]; [.$AH$2:.$AI$14]; 2; 0))) / 200 * 0.15" office:value-type="float" office:value="0.129" calcext:value-type="float">
            <text:p>0.12900</text:p>
          </table:table-cell>
          <table:table-cell/>
          <table:table-cell table:style-name="ce19" table:formula="of:=[.L15] + [.Q15] + [.V15] + [.Z15]" office:value-type="string" office:string-value="" calcext:value-type="error">
            <text:p>#N/A</text:p>
          </table:table-cell>
          <table:table-cell table:style-name="ce21" table:formula="of:=IF([.AB15]&gt;=0.9875;&quot;A+&quot;;  IF([.AB15]&gt;=0.94; &quot;A&quot;; IF([.AB15]&gt;=0.9; &quot;A-&quot;; IF([.AB15]&gt;=0.87; &quot;B+&quot;; IF([.AB15]&gt;=0.84;&quot;B&quot;; IF([.AB15]&gt;=0.8; &quot;B-&quot;; IF([.AB15]&gt;=0.77; &quot;C+&quot;; IF([.AB15]&gt;=0.74;&quot;C&quot;; IF([.AB15]&gt;=0.7; &quot;C-&quot;; IF([.AB15]&gt;=0.67; &quot;D+&quot;; IF([.AB15]&gt;=0.64;&quot;D&quot;; IF([.AB15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15]; [.$AK$2:.$AL$13]; 2; 0)" office:value-type="string" office:string-value="" calcext:value-type="error">
            <text:p>#N/A</text:p>
          </table:table-cell>
          <table:table-cell table:style-name="ce9" table:formula="of:=VLOOKUP([.AD15]; [.$AK$2:.$AL$13]; 2; 0)" office:value-type="string" office:string-value="" calcext:value-type="error">
            <text:p>#N/A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bert Paul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F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84" calcext:value-type="float">
            <text:p>84</text:p>
          </table:table-cell>
          <table:table-cell table:style-name="ce16" table:formula="of:=(([.N16] / 50)*0.15 + ([.O16] / 50)*0.15 + ([.P16] / 100)*0.2)" office:value-type="float" office:value="0.435" calcext:value-type="float">
            <text:p>0.43500</text:p>
          </table:table-cell>
          <table:table-cell/>
          <table:table-cell table:style-name="ce7" table:number-columns-repeated="3"/>
          <table:table-cell table:style-name="ce16" table:formula="of:=( ((SUM(VLOOKUP([.S16]; [.$AH$2:.$AI$14]; 2; 0);  SUM(VLOOKUP([.T16]; [.$AH$2:.$AI$14]; 2; 0) ))) + ([.U16])  ) / (100 + 100 + 30)) * 0.05" office:value-type="string" office:string-value="" calcext:value-type="error">
            <text:p>#N/A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X16]; [.$AH$2:.$AI$14]; 2; 0); VLOOKUP([.Y16]; [.$AH$2:.$AI$14]; 2; 0))) / 200 * 0.15" office:value-type="float" office:value="0.1395" calcext:value-type="float">
            <text:p>0.13950</text:p>
          </table:table-cell>
          <table:table-cell/>
          <table:table-cell table:style-name="ce19" table:formula="of:=[.L16] + [.Q16] + [.V16] + [.Z16]" office:value-type="string" office:string-value="" calcext:value-type="error">
            <text:p>#N/A</text:p>
          </table:table-cell>
          <table:table-cell table:style-name="ce21" table:formula="of:=IF([.AB16]&gt;=0.9875;&quot;A+&quot;;  IF([.AB16]&gt;=0.94; &quot;A&quot;; IF([.AB16]&gt;=0.9; &quot;A-&quot;; IF([.AB16]&gt;=0.87; &quot;B+&quot;; IF([.AB16]&gt;=0.84;&quot;B&quot;; IF([.AB16]&gt;=0.8; &quot;B-&quot;; IF([.AB16]&gt;=0.77; &quot;C+&quot;; IF([.AB16]&gt;=0.74;&quot;C&quot;; IF([.AB16]&gt;=0.7; &quot;C-&quot;; IF([.AB16]&gt;=0.67; &quot;D+&quot;; IF([.AB16]&gt;=0.64;&quot;D&quot;; IF([.AB16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16]; [.$AK$2:.$AL$13]; 2; 0)" office:value-type="string" office:string-value="" calcext:value-type="error">
            <text:p>#N/A</text:p>
          </table:table-cell>
          <table:table-cell table:style-name="ce9" table:formula="of:=VLOOKUP([.AD16]; [.$AK$2:.$AL$13]; 2; 0)" office:value-type="string" office:string-value="" calcext:value-type="error">
            <text:p>#N/A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Ahmad Rajeh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style-name="ce5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84" calcext:value-type="float">
            <text:p>84</text:p>
          </table:table-cell>
          <table:table-cell table:style-name="ce16" table:formula="of:=(([.N17] / 50)*0.15 + ([.O17] / 50)*0.15 + ([.P17] / 100)*0.2)" office:value-type="float" office:value="0.423" calcext:value-type="float">
            <text:p>0.42300</text:p>
          </table:table-cell>
          <table:table-cell/>
          <table:table-cell table:style-name="ce7" table:number-columns-repeated="3"/>
          <table:table-cell table:style-name="ce16" table:formula="of:=( ((SUM(VLOOKUP([.S17]; [.$AH$2:.$AI$14]; 2; 0);  SUM(VLOOKUP([.T17]; [.$AH$2:.$AI$14]; 2; 0) ))) + ([.U17])  ) / (100 + 100 + 30)) * 0.05" office:value-type="string" office:string-value="" calcext:value-type="error">
            <text:p>#N/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X17]; [.$AH$2:.$AI$14]; 2; 0); VLOOKUP([.Y17]; [.$AH$2:.$AI$14]; 2; 0))) / 200 * 0.15" office:value-type="float" office:value="0.144" calcext:value-type="float">
            <text:p>0.14400</text:p>
          </table:table-cell>
          <table:table-cell/>
          <table:table-cell table:style-name="ce19" table:formula="of:=[.L17] + [.Q17] + [.V17] + [.Z17]" office:value-type="string" office:string-value="" calcext:value-type="error">
            <text:p>#N/A</text:p>
          </table:table-cell>
          <table:table-cell table:style-name="ce21" table:formula="of:=IF([.AB17]&gt;=0.9875;&quot;A+&quot;;  IF([.AB17]&gt;=0.94; &quot;A&quot;; IF([.AB17]&gt;=0.9; &quot;A-&quot;; IF([.AB17]&gt;=0.87; &quot;B+&quot;; IF([.AB17]&gt;=0.84;&quot;B&quot;; IF([.AB17]&gt;=0.8; &quot;B-&quot;; IF([.AB17]&gt;=0.77; &quot;C+&quot;; IF([.AB17]&gt;=0.74;&quot;C&quot;; IF([.AB17]&gt;=0.7; &quot;C-&quot;; IF([.AB17]&gt;=0.67; &quot;D+&quot;; IF([.AB17]&gt;=0.64;&quot;D&quot;; IF([.AB17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17]; [.$AK$2:.$AL$13]; 2; 0)" office:value-type="string" office:string-value="" calcext:value-type="error">
            <text:p>#N/A</text:p>
          </table:table-cell>
          <table:table-cell table:style-name="ce9" table:formula="of:=VLOOKUP([.AD17]; [.$AK$2:.$AL$13]; 2; 0)" office:value-type="string" office:string-value="" calcext:value-type="error">
            <text:p>#N/A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Dillan Smith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D</text:p>
          </table:table-cell>
          <table:table-cell table:number-columns-repeated="6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49" calcext:value-type="float">
            <text:p>49</text:p>
          </table:table-cell>
          <table:table-cell table:style-name="ce7" office:value-type="float" office:value="95" calcext:value-type="float">
            <text:p>95</text:p>
          </table:table-cell>
          <table:table-cell table:style-name="ce16" table:formula="of:=(([.N18] / 50)*0.15 + ([.O18] / 50)*0.15 + ([.P18] / 100)*0.2)" office:value-type="float" office:value="0.484" calcext:value-type="float">
            <text:p>0.48400</text:p>
          </table:table-cell>
          <table:table-cell/>
          <table:table-cell table:style-name="ce7" table:number-columns-repeated="3"/>
          <table:table-cell table:style-name="ce16" table:formula="of:=( ((SUM(VLOOKUP([.S18]; [.$AH$2:.$AI$14]; 2; 0);  SUM(VLOOKUP([.T18]; [.$AH$2:.$AI$14]; 2; 0) ))) + ([.U18])  ) / (100 + 100 + 30)) * 0.05" office:value-type="string" office:string-value="" calcext:value-type="error">
            <text:p>#N/A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X18]; [.$AH$2:.$AI$14]; 2; 0); VLOOKUP([.Y18]; [.$AH$2:.$AI$14]; 2; 0))) / 200 * 0.15" office:value-type="float" office:value="0.1395" calcext:value-type="float">
            <text:p>0.13950</text:p>
          </table:table-cell>
          <table:table-cell/>
          <table:table-cell table:style-name="ce19" table:formula="of:=[.L18] + [.Q18] + [.V18] + [.Z18]" office:value-type="string" office:string-value="" calcext:value-type="error">
            <text:p>#N/A</text:p>
          </table:table-cell>
          <table:table-cell table:style-name="ce21" table:formula="of:=IF([.AB18]&gt;=0.9875;&quot;A+&quot;;  IF([.AB18]&gt;=0.94; &quot;A&quot;; IF([.AB18]&gt;=0.9; &quot;A-&quot;; IF([.AB18]&gt;=0.87; &quot;B+&quot;; IF([.AB18]&gt;=0.84;&quot;B&quot;; IF([.AB18]&gt;=0.8; &quot;B-&quot;; IF([.AB18]&gt;=0.77; &quot;C+&quot;; IF([.AB18]&gt;=0.74;&quot;C&quot;; IF([.AB18]&gt;=0.7; &quot;C-&quot;; IF([.AB18]&gt;=0.67; &quot;D+&quot;; IF([.AB18]&gt;=0.64;&quot;D&quot;; IF([.AB18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18]; [.$AK$2:.$AL$13]; 2; 0)" office:value-type="string" office:string-value="" calcext:value-type="error">
            <text:p>#N/A</text:p>
          </table:table-cell>
          <table:table-cell table:style-name="ce9" table:formula="of:=VLOOKUP([.AD18]; [.$AK$2:.$AL$13]; 2; 0)" office:value-type="string" office:string-value="" calcext:value-type="error">
            <text:p>#N/A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Herbert Torranc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42" calcext:value-type="float">
            <text:p>42</text:p>
          </table:table-cell>
          <table:table-cell table:style-name="ce7" office:value-type="float" office:value="69" calcext:value-type="float">
            <text:p>69</text:p>
          </table:table-cell>
          <table:table-cell table:style-name="ce16" table:formula="of:=(([.N19] / 50)*0.15 + ([.O19] / 50)*0.15 + ([.P19] / 100)*0.2)" office:value-type="float" office:value="0.39" calcext:value-type="float">
            <text:p>0.39000</text:p>
          </table:table-cell>
          <table:table-cell/>
          <table:table-cell table:style-name="ce7" table:number-columns-repeated="3"/>
          <table:table-cell table:style-name="ce16" table:formula="of:=( ((SUM(VLOOKUP([.S19]; [.$AH$2:.$AI$14]; 2; 0);  SUM(VLOOKUP([.T19]; [.$AH$2:.$AI$14]; 2; 0) ))) + ([.U19])  ) / (100 + 100 + 30)) * 0.05" office:value-type="string" office:string-value="" calcext:value-type="error">
            <text:p>#N/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X19]; [.$AH$2:.$AI$14]; 2; 0); VLOOKUP([.Y19]; [.$AH$2:.$AI$14]; 2; 0))) / 200 * 0.15" office:value-type="float" office:value="0.144" calcext:value-type="float">
            <text:p>0.14400</text:p>
          </table:table-cell>
          <table:table-cell/>
          <table:table-cell table:style-name="ce19" table:formula="of:=[.L19] + [.Q19] + [.V19] + [.Z19]" office:value-type="string" office:string-value="" calcext:value-type="error">
            <text:p>#N/A</text:p>
          </table:table-cell>
          <table:table-cell table:style-name="ce21" table:formula="of:=IF([.AB19]&gt;=0.9875;&quot;A+&quot;;  IF([.AB19]&gt;=0.94; &quot;A&quot;; IF([.AB19]&gt;=0.9; &quot;A-&quot;; IF([.AB19]&gt;=0.87; &quot;B+&quot;; IF([.AB19]&gt;=0.84;&quot;B&quot;; IF([.AB19]&gt;=0.8; &quot;B-&quot;; IF([.AB19]&gt;=0.77; &quot;C+&quot;; IF([.AB19]&gt;=0.74;&quot;C&quot;; IF([.AB19]&gt;=0.7; &quot;C-&quot;; IF([.AB19]&gt;=0.67; &quot;D+&quot;; IF([.AB19]&gt;=0.64;&quot;D&quot;; IF([.AB19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19]; [.$AK$2:.$AL$13]; 2; 0)" office:value-type="string" office:string-value="" calcext:value-type="error">
            <text:p>#N/A</text:p>
          </table:table-cell>
          <table:table-cell table:style-name="ce9" table:formula="of:=VLOOKUP([.AD19]; [.$AK$2:.$AL$13]; 2; 0)" office:value-type="string" office:string-value="" calcext:value-type="error">
            <text:p>#N/A</text:p>
          </table:table-cell>
          <table:table-cell table:number-columns-repeated="988"/>
        </table:table-row>
        <table:table-row table:style-name="ro1">
          <table:table-cell table:number-columns-repeated="15"/>
          <table:table-cell table:style-name="ce7"/>
          <table:table-cell table:style-name="ce16"/>
          <table:table-cell/>
          <table:table-cell table:style-name="ce7" table:number-columns-repeated="3"/>
          <table:table-cell table:style-name="ce16"/>
          <table:table-cell table:number-columns-repeated="3"/>
          <table:table-cell table:style-name="ce16"/>
          <table:table-cell/>
          <table:table-cell table:style-name="ce19"/>
          <table:table-cell table:style-name="ce21" table:number-columns-repeated="2"/>
          <table:table-cell table:style-name="ce9" table:number-columns-repeated="2"/>
          <table:table-cell table:number-columns-repeated="988"/>
        </table:table-row>
        <table:table-row table:style-name="ro1">
          <table:table-cell table:number-columns-repeated="7"/>
          <table:table-cell table:style-name="ce10" table:number-columns-repeated="3"/>
          <table:table-cell table:number-columns-repeated="5"/>
          <table:table-cell table:style-name="ce7"/>
          <table:table-cell table:style-name="ce16"/>
          <table:table-cell/>
          <table:table-cell table:style-name="ce7" table:number-columns-repeated="3"/>
          <table:table-cell table:style-name="ce16"/>
          <table:table-cell table:number-columns-repeated="3"/>
          <table:table-cell table:style-name="ce16"/>
          <table:table-cell/>
          <table:table-cell table:style-name="ce19"/>
          <table:table-cell table:style-name="ce21" table:number-columns-repeated="2"/>
          <table:table-cell table:style-name="ce9" table:number-columns-repeated="2"/>
          <table:table-cell table:number-columns-repeated="988"/>
        </table:table-row>
        <table:table-row table:style-name="ro1">
          <table:table-cell table:number-columns-repeated="8"/>
          <table:table-cell table:style-name="ce10" table:number-columns-repeated="2"/>
          <table:table-cell table:number-columns-repeated="5"/>
          <table:table-cell table:style-name="ce7"/>
          <table:table-cell table:style-name="ce16"/>
          <table:table-cell/>
          <table:table-cell table:style-name="ce7" table:number-columns-repeated="3"/>
          <table:table-cell table:style-name="ce16"/>
          <table:table-cell table:number-columns-repeated="3"/>
          <table:table-cell table:style-name="ce16"/>
          <table:table-cell/>
          <table:table-cell table:style-name="ce19"/>
          <table:table-cell table:style-name="ce21" table:number-columns-repeated="2"/>
          <table:table-cell table:style-name="ce9" table:number-columns-repeated="2"/>
          <table:table-cell table:number-columns-repeated="988"/>
        </table:table-row>
        <table:table-row table:style-name="ro1">
          <table:table-cell table:number-columns-repeated="15"/>
          <table:table-cell table:style-name="ce7"/>
          <table:table-cell table:style-name="ce16"/>
          <table:table-cell/>
          <table:table-cell table:style-name="ce7" table:number-columns-repeated="3"/>
          <table:table-cell table:style-name="ce16"/>
          <table:table-cell table:number-columns-repeated="3"/>
          <table:table-cell table:style-name="ce16"/>
          <table:table-cell/>
          <table:table-cell table:style-name="ce19"/>
          <table:table-cell table:style-name="ce21" table:number-columns-repeated="2"/>
          <table:table-cell table:style-name="ce9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9"/>
          <table:table-cell table:number-columns-repeated="12"/>
          <table:table-cell table:style-name="ce7"/>
          <table:table-cell table:style-name="ce16"/>
          <table:table-cell/>
          <table:table-cell table:style-name="ce7" table:number-columns-repeated="3"/>
          <table:table-cell table:style-name="ce16"/>
          <table:table-cell table:number-columns-repeated="3"/>
          <table:table-cell table:style-name="ce16"/>
          <table:table-cell/>
          <table:table-cell table:style-name="ce19"/>
          <table:table-cell table:style-name="ce21" table:number-columns-repeated="2"/>
          <table:table-cell table:style-name="ce9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9"/>
          <table:table-cell table:style-name="ce5"/>
          <table:table-cell table:number-columns-repeated="11"/>
          <table:table-cell table:style-name="ce7"/>
          <table:table-cell table:style-name="ce16"/>
          <table:table-cell/>
          <table:table-cell table:style-name="ce7" table:number-columns-repeated="3"/>
          <table:table-cell table:style-name="ce16"/>
          <table:table-cell table:number-columns-repeated="3"/>
          <table:table-cell table:style-name="ce16"/>
          <table:table-cell/>
          <table:table-cell table:style-name="ce19"/>
          <table:table-cell table:style-name="ce21" table:number-columns-repeated="2"/>
          <table:table-cell table:style-name="ce9" table:number-columns-repeated="2"/>
          <table:table-cell table:number-columns-repeated="988"/>
        </table:table-row>
        <table:table-row table:style-name="ro1">
          <table:table-cell table:number-columns-repeated="11"/>
          <table:table-cell table:style-name="ce12"/>
          <table:table-cell/>
          <table:table-cell table:formula="of:=AVERAGE([.N2:.N25])" office:value-type="float" office:value="42.8333333333333" calcext:value-type="float">
            <text:p>42.8333333333</text:p>
          </table:table-cell>
          <table:table-cell table:formula="of:=AVERAGE([.O2:.O25])" office:value-type="float" office:value="43.5555555555556" calcext:value-type="float">
            <text:p>43.5555555556</text:p>
          </table:table-cell>
          <table:table-cell table:style-name="ce7" table:formula="of:=AVERAGE([.P2:.P25])" office:value-type="float" office:value="81.3333333333333" calcext:value-type="float">
            <text:p>81.3333333333</text:p>
          </table:table-cell>
          <table:table-cell table:style-name="ce12"/>
          <table:table-cell table:number-columns-repeated="11"/>
          <table:table-cell table:style-name="ce21" table:number-columns-repeated="2"/>
          <table:table-cell table:number-columns-repeated="990"/>
        </table:table-row>
        <table:table-row table:style-name="ro1">
          <table:table-cell table:number-columns-repeated="11"/>
          <table:table-cell table:style-name="ce12"/>
          <table:table-cell/>
          <table:table-cell table:formula="of:=[.N26] / 50" office:value-type="float" office:value="0.856666666666667" calcext:value-type="float">
            <text:p>0.8566666667</text:p>
          </table:table-cell>
          <table:table-cell table:formula="of:=[.O26] / 50" office:value-type="float" office:value="0.871111111111111" calcext:value-type="float">
            <text:p>0.8711111111</text:p>
          </table:table-cell>
          <table:table-cell table:style-name="ce7" table:formula="of:=[.P26] / 100" office:value-type="float" office:value="0.813333333333333" calcext:value-type="float">
            <text:p>0.8133333333</text:p>
          </table:table-cell>
          <table:table-cell table:number-columns-repeated="11"/>
          <table:table-cell table:style-name="ce21" table:formula="of:=AVERAGE([.AB2:.AB25])" office:value-type="string" office:string-value="" calcext:value-type="error">
            <text:p>#N/A</text:p>
          </table:table-cell>
          <table:table-cell table:style-name="ce17" table:number-columns-repeated="2"/>
          <table:table-cell table:style-name="ce21" table:formula="of:=AVERAGE([.AE2:.AE25])" office:value-type="string" office:string-value="" calcext:value-type="error">
            <text:p>#N/A</text:p>
          </table:table-cell>
          <table:table-cell table:style-name="ce21" table:formula="of:=AVERAGE([.AF2:.AF25])" office:value-type="string" office:string-value="" calcext:value-type="error">
            <text:p>#N/A</text:p>
          </table:table-cell>
          <table:table-cell table:number-columns-repeated="988"/>
        </table:table-row>
        <table:table-row table:style-name="ro1" table:number-rows-repeated="1048548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/00/0000</text:date>, <text:time style:data-style-name="N2" text:time-value="22:43:18.5398369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5-05-05T22:45:26.835012989</dc:date>
    <dc:creator>Gregory Kapfhammer</dc:creator>
    <meta:editing-duration>P30DT19H30M25S</meta:editing-duration>
    <meta:editing-cycles>346</meta:editing-cycles>
    <meta:generator>LibreOffice/4.2.7.2$Linux_x86 LibreOffice_project/420m0$Build-2</meta:generator>
    <meta:printed-by>Gregory Kapfhammer</meta:printed-by>
    <meta:print-date>2012-12-31T15:26:41</meta:print-date>
    <meta:document-statistic meta:table-count="1" meta:cell-count="503" meta:object-count="0"/>
  </office:meta>
</office:document-meta>
</file>